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page"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fo:break-before="page"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fo:break-before="page"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Text_20_body" style:list-style-name="L1"/>
    <style:style style:name="P9" style:family="paragraph" style:parent-style-name="Text_20_body">
      <style:paragraph-properties fo:line-height="150%"/>
    </style:style>
    <style:style style:name="P10" style:family="paragraph" style:parent-style-name="Heading_20_1">
      <style:paragraph-properties fo:line-height="150%"/>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2" style:list-style-name="">
      <style:paragraph-properties fo:line-height="150%"/>
    </style:style>
    <style:style style:name="P15" style:family="paragraph" style:parent-style-name="Heading_20_2">
      <style:paragraph-properties fo:break-before="pag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Inhaltsverzeichnis</text:p>
          </text:index-title>
          <text:p text:style-name="P13"><text:a xlink:type="simple" xlink:href="#__RefHeading__122_1815892397" text:style-name="Index_20_Link" text:visited-style-name="Index_20_Link">Team<text:tab/>3</text:a></text:p>
          <text:p text:style-name="P13"><text:a xlink:type="simple" xlink:href="#__RefHeading__124_1815892397" text:style-name="Index_20_Link" text:visited-style-name="Index_20_Link">Beschreibung<text:tab/>3</text:a></text:p>
          <text:p text:style-name="P16"><text:a xlink:type="simple" xlink:href="#__RefHeading__1009_213034143" text:style-name="Index_20_Link" text:visited-style-name="Index_20_Link">SpaceScooter<text:tab/>3</text:a></text:p>
          <text:p text:style-name="P16"><text:a xlink:type="simple" xlink:href="#__RefHeading__722_56049006" text:style-name="Index_20_Link" text:visited-style-name="Index_20_Link">Über das Spiel<text:tab/>4</text:a></text:p>
          <text:p text:style-name="P13"><text:a xlink:type="simple" xlink:href="#__RefHeading__241_1815892397" text:style-name="Index_20_Link" text:visited-style-name="Index_20_Link">Use Cases<text:tab/>5</text:a></text:p>
          <text:p text:style-name="P13"><text:a xlink:type="simple" xlink:href="#__RefHeading__941_213034143" text:style-name="Index_20_Link" text:visited-style-name="Index_20_Link">PowerUps<text:tab/>11</text:a></text:p>
          <text:p text:style-name="P13"><text:a xlink:type="simple" xlink:href="#__RefHeading__789_605931940" text:style-name="Index_20_Link" text:visited-style-name="Index_20_Link">Gegnertypen<text:tab/>12</text:a></text:p>
          <text:p text:style-name="P16"><text:a xlink:type="simple" xlink:href="#__RefHeading__791_605931940" text:style-name="Index_20_Link" text:visited-style-name="Index_20_Link">Typen: <text:tab/>12</text:a></text:p>
          <text:p text:style-name="P16"><text:a xlink:type="simple" xlink:href="#__RefHeading__793_605931940" text:style-name="Index_20_Link" text:visited-style-name="Index_20_Link">Schaden: <text:tab/>12</text:a></text:p>
          <text:p text:style-name="P16"><text:a xlink:type="simple" xlink:href="#__RefHeading__795_605931940" text:style-name="Index_20_Link" text:visited-style-name="Index_20_Link">Leben:<text:tab/>12</text:a></text:p>
          <text:p text:style-name="P16"><text:a xlink:type="simple" xlink:href="#__RefHeading__797_605931940" text:style-name="Index_20_Link" text:visited-style-name="Index_20_Link">Schild:<text:tab/>12</text:a></text:p>
        </text:index-body>
      </text:table-of-content>
      <text:p text:style-name="Standard"/>
      <text:h text:style-name="P11"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10"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P7">Ein Singleplayerspiel für die extraordinären Spacecowboys, denen das normale Weltraumleben schon zum Halse heraushängt.</text:p>
      <text:p text:style-name="P7">Du suchst das ultimative Abenteuer um aus der öden Tristesse des Alltags auszubrechen? Dann schlüpfe in die Rolle des furchtlosen Weltraumhelden HPB, steige in deinen mit Waffen vollgestopften SpaceScooter und ballere dich durch die unendlichen Weiten des Weltalls.</text:p>
      <text:p text:style-name="P7">In vielen actiongeladenen Leveln wirst du dich mit Waffengewalt gegen hunderte, feindliche Raumschiffe durchsetzen müssen und fiesen Asteroidenfeldern ausweich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14" text:outline-level="2"/>
      <text:h text:style-name="P15" text:outline-level="2"><text:bookmark-start text:name="__RefHeading__722_56049006"/>Über das Spiel<text:bookmark-end text:name="__RefHeading__722_56049006"/></text:h>
      <text:p text:style-name="Text_20_body">Bei dem Spiel handelt es sich um einen SpaceShooter, in dem man mit einem Raumschiff verschiedene Levels durchquert. Dabei muss er sich verschiedenen Gegnern, Hindernissen und Boss-Gegnern gegenüberstellen.</text:p>
      <text:p text:style-name="Text_20_body">Mit Hilfe der verfügbaren PowerUps kann der Spieler den Gegnern so richtig einheizen, ordentlich Punkte machen und so an Credits zum Verbessern des Schiffes kommen.</text:p>
      <text:h text:style-name="P11"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generell den Bildschirmrand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gutgeschrieben.</text:p>
          </table:table-cell>
        </table:table-row>
      </table:table>
      <text:p text:style-name="Standard"/>
      <text:p text:style-name="Standard"/>
      <text:h text:style-name="P11" text:outline-level="1"><text:bookmark-start text:name="__RefHeading__941_213034143"/>PowerUps<text:bookmark-end text:name="__RefHeading__941_213034143"/></text:h>
      <text:p text:style-name="Text_20_body">Es wird folgende PowerUps geben:</text:p>
      <text:list xml:id="list16086110591" text:style-name="L1">
        <text:list-item>
          <text:p text:style-name="P8">Schild</text:p>
        </text:list-item>
        <text:list-item>
          <text:p text:style-name="P8">Primärschüsse verbessern</text:p>
        </text:list-item>
        <text:list-item>
          <text:p text:style-name="P8">Höhere Bewegungsgeschwindigkeit</text:p>
        </text:list-item>
        <text:list-item>
          <text:p text:style-name="P8">Nuke</text:p>
        </text:list-item>
        <text:list-item>
          <text:p text:style-name="P8">Schaden erhöhen</text:p>
        </text:list-item>
        <text:list-item>
          <text:p text:style-name="P8">Hindernisse zerschießen können</text:p>
        </text:list-item>
        <text:list-item>
          <text:p text:style-name="P8">Heal</text:p>
        </text:list-item>
        <text:list-item>
          <text:p text:style-name="P8">Flammenwand</text:p>
        </text:list-item>
        <text:list-item>
          <text:p text:style-name="P8">Extra Leben</text:p>
        </text:list-item>
        <text:list-item>
          <text:p text:style-name="P8">Credits</text:p>
        </text:list-item>
      </text:list>
      <text:p text:style-name="Text_20_body"/>
      <text:h text:style-name="P11" text:outline-level="1"><text:bookmark-start text:name="__RefHeading__789_605931940"/>Gegnertypen<text:bookmark-end text:name="__RefHeading__789_605931940"/></text:h>
      <text:p text:style-name="Text_20_body">Es gibt verschiedene Gegnertypen. Diese sind in Klassen mit den Eigenschaften „Typ“, „Schaden“, „Leben“ und „Schild“ unterteilt.</text:p>
      <text:p text:style-name="Text_20_body"/>
      <text:h text:style-name="Heading_20_2" text:outline-level="2"><text:bookmark-start text:name="__RefHeading__791_605931940"/>Typen: <text:bookmark-end text:name="__RefHeading__791_605931940"/></text:h>
      <text:p text:style-name="Text_20_body">Boss, Mid-Boss, mächtiger Gegner, Kanonenfutter</text:p>
      <text:h text:style-name="Heading_20_2" text:outline-level="2"><text:bookmark-start text:name="__RefHeading__793_605931940"/>Schaden: <text:bookmark-end text:name="__RefHeading__793_605931940"/></text:h>
      <text:p text:style-name="Text_20_body">„Sehr hoch (100% Leben)“, „hoch (50% Leben)“, „normal (25%)“</text:p>
      <text:h text:style-name="Heading_20_2" text:outline-level="2"><text:bookmark-start text:name="__RefHeading__795_605931940"/>Leben:<text:bookmark-end text:name="__RefHeading__795_605931940"/></text:h>
      <text:p text:style-name="Text_20_body">Variable Lebenspunktzahl, wird durch Playtesting noch festgelegt</text:p>
      <text:h text:style-name="Heading_20_2" text:outline-level="2"><text:bookmark-start text:name="__RefHeading__797_605931940"/>Schild:<text:bookmark-end text:name="__RefHeading__797_605931940"/></text:h>
      <text:p text:style-name="Text_20_body">Variable Schildpunktzahl, wird durch Playtesting noch festgele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24T09:00:56</dc:date>
    <meta:editing-duration>PT2H43M31S</meta:editing-duration>
    <meta:editing-cycles>100</meta:editing-cycles>
    <meta:generator>LibreOffice/3.5$Linux_X86_64 LibreOffice_project/350m1$Build-2</meta:generator>
    <dc:creator>Timme </dc:creator>
    <meta:document-statistic meta:table-count="15" meta:image-count="0" meta:object-count="0" meta:page-count="12" meta:paragraph-count="210" meta:word-count="944" meta:character-count="6649" meta:non-whitespace-character-count="5918"/>
  </office:meta>
</office:document-meta>
</file>